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F40000010675B596E3.png" manifest:media-type="image/png"/>
  <manifest:file-entry manifest:full-path="Pictures/100000010000009400000094A4563486.png" manifest:media-type="image/png"/>
  <manifest:file-entry manifest:full-path="Pictures/10000001000001CC000001CC9D1BA16D.png" manifest:media-type="image/png"/>
  <manifest:file-entry manifest:full-path="Pictures/10000001000001A500000197BE15D652.png" manifest:media-type="image/png"/>
  <manifest:file-entry manifest:full-path="Pictures/100000010000009400000094CE22C7F2.png" manifest:media-type="image/png"/>
  <manifest:file-entry manifest:full-path="Pictures/100000010000009400000094249B40D7.png" manifest:media-type="image/png"/>
  <manifest:file-entry manifest:full-path="Pictures/100000010000009400000094AFB2082F.png" manifest:media-type="image/png"/>
  <manifest:file-entry manifest:full-path="Pictures/10000001000000B4000000B4795C915D.png" manifest:media-type="image/png"/>
  <manifest:file-entry manifest:full-path="Pictures/100000010000018E0000018ECEC054EB.png" manifest:media-type="image/png"/>
  <manifest:file-entry manifest:full-path="Pictures/100000010000018E0000018E95CF29B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2438in" fo:margin-left="0.0194in" fo:margin-top="0in" fo:margin-bottom="0in" table:align="left" style:writing-mode="lr-tb"/>
    </style:style>
    <style:style style:name="Table1.A" style:family="table-column">
      <style:table-column-properties style:column-width="7.2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" style:family="table">
      <style:table-properties style:width="7.2438in" fo:margin-left="0.0194in" fo:margin-top="0in" fo:margin-bottom="0in" table:align="left" style:writing-mode="lr-tb"/>
    </style:style>
    <style:style style:name="Table2.A" style:family="table-column">
      <style:table-column-properties style:column-width="7.243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" style:family="table">
      <style:table-properties style:width="7.2438in" fo:margin-left="0.0194in" fo:margin-top="0in" fo:margin-bottom="0in" table:align="left" style:writing-mode="lr-tb"/>
    </style:style>
    <style:style style:name="Table3.A" style:family="table-column">
      <style:table-column-properties style:column-width="7.243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7.2451in" fo:margin-left="0.0194in" fo:margin-top="0in" fo:margin-bottom="0in" table:align="left" style:writing-mode="lr-tb"/>
    </style:style>
    <style:style style:name="Table4.A" style:family="table-column">
      <style:table-column-properties style:column-width="3.622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" style:family="table">
      <style:table-properties style:width="7.2451in" fo:margin-left="0.0194in" fo:margin-top="0in" fo:margin-bottom="0in" table:align="left" style:writing-mode="lr-tb"/>
    </style:style>
    <style:style style:name="Table5.A" style:family="table-column">
      <style:table-column-properties style:column-width="3.622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" style:family="table">
      <style:table-properties style:width="7.2438in" fo:margin-left="0.0194in" fo:margin-top="0in" fo:margin-bottom="0in" table:align="left" style:writing-mode="lr-tb"/>
    </style:style>
    <style:style style:name="Table6.A" style:family="table-column">
      <style:table-column-properties style:column-width="7.243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" style:family="table">
      <style:table-properties style:width="7.2438in" fo:margin-left="0.0194in" fo:margin-top="0in" fo:margin-bottom="0in" table:align="left" style:writing-mode="lr-tb"/>
    </style:style>
    <style:style style:name="Table7.A" style:family="table-column">
      <style:table-column-properties style:column-width="7.243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" style:family="table">
      <style:table-properties style:width="7.2451in" fo:margin-left="0.0194in" fo:margin-top="0in" fo:margin-bottom="0in" table:align="left" style:writing-mode="lr-tb"/>
    </style:style>
    <style:style style:name="Table8.A" style:family="table-column">
      <style:table-column-properties style:column-width="3.6222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8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" style:family="table">
      <style:table-properties style:width="7.2451in" fo:margin-left="0.0194in" fo:margin-top="0in" fo:margin-bottom="0in" table:align="left" style:writing-mode="lr-tb"/>
    </style:style>
    <style:style style:name="Table9.A" style:family="table-column">
      <style:table-column-properties style:column-width="3.622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9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" style:family="table">
      <style:table-properties style:width="7.2931in" fo:margin-left="0.0194in" fo:margin-top="0in" fo:margin-bottom="0in" table:align="left" style:writing-mode="lr-tb"/>
    </style:style>
    <style:style style:name="Table10.A" style:family="table-column">
      <style:table-column-properties style:column-width="3.1681in"/>
    </style:style>
    <style:style style:name="Table10.B" style:family="table-column">
      <style:table-column-properties style:column-width="4.124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0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" style:family="table">
      <style:table-properties style:width="7.2931in" fo:margin-left="0.0194in" fo:margin-top="0in" fo:margin-bottom="0in" table:align="left" style:writing-mode="lr-tb"/>
    </style:style>
    <style:style style:name="Table11.A" style:family="table-column">
      <style:table-column-properties style:column-width="4.9799in"/>
    </style:style>
    <style:style style:name="Table11.B" style:family="table-column">
      <style:table-column-properties style:column-width="2.312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 style:list-style-name="WWNum40">
      <style:paragraph-properties fo:margin-left="0.2957in" fo:text-indent="-0.2957in" style:auto-text-indent="false"/>
    </style:style>
    <style:style style:name="P3" style:family="paragraph" style:parent-style-name="Code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style:font-name="Calibri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text-properties fo:language="bg" fo:country="BG"/>
    </style:style>
    <style:style style:name="P6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fo:color="#000000" loext:opacity="100%" style:font-name="Consolas" fo:font-size="10.5pt" fo:language="en" fo:country="US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/>
    </style:style>
    <style:style style:name="P7" style:family="paragraph" style:parent-style-name="Code">
      <style:paragraph-properties fo:line-height="100%" fo:text-align="start" style:justify-single-word="false" fo:orphans="2" fo:widows="2"/>
      <style:text-properties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Code">
      <style:paragraph-properties fo:margin-top="0.0555in" fo:margin-bottom="0.0835in" style:contextual-spacing="true" fo:line-height="100%" fo:text-align="start" style:justify-single-word="false" fo:orphans="2" fo:widows="2"/>
      <style:text-properties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Code">
      <style:paragraph-properties fo:margin-top="0.0555in" fo:margin-bottom="0.0835in" style:contextual-spacing="true"/>
    </style:style>
    <style:style style:name="P10" style:family="paragraph" style:parent-style-name="List_20_Paragraph" style:list-style-name="WWNum48"/>
    <style:style style:name="P11" style:family="paragraph" style:parent-style-name="Code">
      <style:paragraph-properties fo:line-height="100%" fo:text-align="start" style:justify-single-word="false" fo:orphans="2" fo:widows="2"/>
      <style:text-properties fo:font-size="11pt" fo:language="bg" fo:country="BG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fo:language="bg" fo:country="BG"/>
    </style:style>
    <style:style style:name="P13" style:family="paragraph" style:parent-style-name="List_20_Paragraph" style:list-style-name="WWNum43"/>
    <style:style style:name="P1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alibri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15" style:family="paragraph" style:parent-style-name="List_20_Paragraph" style:list-style-name="WWNum45"/>
    <style:style style:name="P16" style:family="paragraph" style:parent-style-name="List_20_Paragraph" style:list-style-name="WWNum46"/>
    <style:style style:name="P17" style:family="paragraph" style:parent-style-name="HTML_20_Preformatted">
      <loext:graphic-properties draw:fill="solid" draw:fill-color="#ffffff"/>
      <style:paragraph-properties fo:text-align="start" style:justify-single-word="false" fo:orphans="2" fo:widows="2" fo:background-color="#ffffff"/>
      <style:text-properties fo:language="en" fo:country="US" style:letter-kerning="false" style:language-asian="en" style:country-asian="US" style:language-complex="ar" style:country-complex="SA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nsolas" fo:font-size="11pt" fo:language="en" fo:country="US" style:letter-kerning="false" style:font-name-asian="Times New Roman1" style:font-size-asian="11pt" style:language-asian="en" style:country-asian="US" style:font-name-complex="Consolas1" style:font-size-complex="11pt" style:language-complex="ar" style:country-complex="SA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11pt" fo:language="bg" fo:country="BG" style:letter-kerning="false" style:font-name-asian="Times New Roman1" style:font-size-asian="11pt" style:language-asian="en" style:country-asian="US" style:font-name-complex="Consolas1" style:font-size-complex="11pt" style:language-complex="ar" style:country-complex="SA"/>
    </style:style>
    <style:style style:name="P20" style:family="paragraph" style:parent-style-name="Standard">
      <style:paragraph-properties fo:margin-left="0.0984in"/>
    </style:style>
    <style:style style:name="P21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22" style:family="paragraph">
      <loext:graphic-properties draw:fill="none"/>
      <style:paragraph-properties fo:text-align="start"/>
      <style:text-properties fo:color="#000000" loext:opacity="100%" fo:font-size="18pt"/>
    </style:style>
    <style:style style:name="P23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P24" style:family="paragraph" style:parent-style-name="Frame_20_contents">
      <style:paragraph-properties fo:margin-top="0.028in" fo:margin-bottom="0.0693in" style:contextual-spacing="false" fo:line-height="100%"/>
    </style:style>
    <style:style style:name="P25" style:family="paragraph" style:parent-style-name="Frame_20_contents">
      <style:paragraph-properties fo:margin-left="0.3937in" fo:line-height="100%" fo:text-indent="0.1972in" style:auto-text-indent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color="#3333cc" loext:opacity="100%"/>
    </style:style>
    <style:style style:name="T3" style:family="text">
      <style:text-properties fo:color="#3333cc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nsolas" fo:font-weight="bold" style:font-weight-asian="bold"/>
    </style:style>
    <style:style style:name="T6" style:family="text">
      <style:text-properties fo:color="#000000" loext:opacity="100%" style:font-name="Consolas" fo:font-size="10.5pt" fo:language="bg" fo:country="BG" style:font-name-asian="Times New Roman1" style:font-size-asian="10.5pt" style:font-name-complex="Times New Roman1" style:font-size-complex="10.5pt"/>
    </style:style>
    <style:style style:name="T7" style:family="text">
      <style:text-properties fo:color="#0000ff" loext:opacity="100%" style:font-name="Consolas" fo:font-size="10.5pt" style:font-name-asian="Times New Roman1" style:font-size-asian="10.5pt" style:font-name-complex="Times New Roman1" style:font-size-complex="10.5pt"/>
    </style:style>
    <style:style style:name="T8" style:family="text">
      <style:text-properties fo:color="#000000" loext:opacity="100%" style:font-name="Consolas" fo:font-size="10.5pt" style:font-name-asian="Times New Roman1" style:font-size-asian="10.5pt" style:font-name-complex="Times New Roman1" style:font-size-complex="10.5pt"/>
    </style:style>
    <style:style style:name="T9" style:family="text">
      <style:text-properties fo:color="#795e26" loext:opacity="100%" style:font-name="Consolas" fo:font-size="10.5pt" style:font-name-asian="Times New Roman1" style:font-size-asian="10.5pt" style:font-name-complex="Times New Roman1" style:font-size-complex="10.5pt"/>
    </style:style>
    <style:style style:name="T10" style:family="text">
      <style:text-properties fo:color="#af00db" loext:opacity="100%" style:font-name="Consolas" fo:font-size="10.5pt" style:font-name-asian="Times New Roman1" style:font-size-asian="10.5pt" style:font-name-complex="Times New Roman1" style:font-size-complex="10.5pt"/>
    </style:style>
    <style:style style:name="T11" style:family="text">
      <style:text-properties fo:color="#002060" loext:opacity="100%" style:font-name="Consolas" fo:font-size="10.5pt" style:font-name-asian="Times New Roman1" style:font-size-asian="10.5pt" style:font-name-complex="Times New Roman1" style:font-size-complex="10.5pt"/>
    </style:style>
    <style:style style:name="T12" style:family="text">
      <style:text-properties fo:color="#001080" loext:opacity="100%" style:font-name="Consolas" fo:font-size="10.5pt" style:font-name-asian="Times New Roman1" style:font-size-asian="10.5pt" style:font-name-complex="Times New Roman1" style:font-size-complex="10.5pt"/>
    </style:style>
    <style:style style:name="T13" style:family="text">
      <style:text-properties fo:color="#008000" loext:opacity="100%" style:font-name="Consolas" fo:font-size="10.5pt" style:font-name-asian="Times New Roman1" style:font-size-asian="10.5pt" style:font-name-complex="Times New Roman1" style:font-size-complex="10.5pt"/>
    </style:style>
    <style:style style:name="T14" style:family="text">
      <style:text-properties fo:language="bg" fo:country="BG"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font-name="Consolas" fo:language="bg" fo:country="BG"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alibri1" style:font-name-complex="Calibri3"/>
    </style:style>
    <style:style style:name="T19" style:family="text">
      <style:text-properties fo:color="#00b050" loext:opacity="100%" fo:font-style="italic" style:font-style-asian="italic"/>
    </style:style>
    <style:style style:name="T20" style:family="text">
      <style:text-properties fo:color="#00b050" loext:opacity="100%" fo:language="bg" fo:country="BG" fo:font-style="italic" style:font-style-asian="italic"/>
    </style:style>
    <style:style style:name="T21" style:family="text">
      <style:text-properties fo:color="#ff0000" loext:opacity="100%"/>
    </style:style>
    <style:style style:name="T22" style:family="text">
      <style:text-properties fo:color="#215868" loext:opacity="100%">
        <loext:char-complex-color loext:theme-type="accent5" loext:color-type="theme">
          <loext:transformation loext:type="shade" loext:value="4980"/>
        </loext:char-complex-color>
      </style:text-properties>
    </style:style>
    <style:style style:name="T23" style:family="text">
      <style:text-properties fo:language="bg" fo:country="BG" fo:font-weight="bold" style:font-weight-asian="bold"/>
    </style:style>
    <style:style style:name="T24" style:family="text">
      <style:text-properties fo:color="#000000" loext:opacity="100%" style:font-name="Consolas" style:font-name-asian="Times New Roman1" style:font-name-complex="Consolas1"/>
    </style:style>
    <style:style style:name="T25" style:family="text">
      <style:text-properties style:font-name="Consolas" style:font-name-asian="Times New Roman1" style:font-name-complex="Consolas1"/>
    </style:style>
    <style:style style:name="T26" style:family="text">
      <style:text-properties style:font-name="Consolas" fo:font-weight="bold" style:font-name-asian="Times New Roman1" style:font-weight-asian="bold" style:font-name-complex="Consolas1" style:font-weight-complex="bold"/>
    </style:style>
    <style:style style:name="T27" style:family="text">
      <style:text-properties fo:color="#000000" loext:opacity="100%" style:font-name="Consolas" fo:font-weight="bold" style:font-name-asian="Times New Roman1" style:font-weight-asian="bold" style:font-name-complex="Consolas1" style:font-weight-complex="bold"/>
    </style:style>
    <style:style style:name="T28" style:family="text">
      <style:text-properties style:font-name="Consolas" fo:font-size="11pt" fo:language="bg" fo:country="BG" style:font-size-asian="11pt" style:font-name-complex="Consolas1" style:font-size-complex="11pt"/>
    </style:style>
    <style:style style:name="T29" style:family="text">
      <style:text-properties style:font-name="Consolas" fo:font-size="11pt" style:font-size-asian="11pt" style:font-name-complex="Consolas1" style:font-size-complex="11pt"/>
    </style:style>
    <style:style style:name="T30" style:family="text">
      <style:text-properties style:font-name="Consolas" fo:font-size="11pt" fo:font-weight="bold" style:font-size-asian="11pt" style:font-weight-asian="bold" style:font-name-complex="Consolas1" style:font-size-complex="11pt" style:font-weight-complex="bold"/>
    </style:style>
    <style:style style:name="T31" style:family="text">
      <style:text-properties style:font-name="Consolas" fo:language="bg" fo:country="BG" fo:font-weight="bold" style:font-name-asian="Times New Roman1" style:font-weight-asian="bold" style:font-name-complex="Consolas1" style:font-weight-complex="bold"/>
    </style:style>
    <style:style style:name="T32" style:family="text">
      <style:text-properties style:font-name="Consolas" fo:language="bg" fo:country="BG" style:font-name-asian="Times New Roman1" style:font-name-complex="Consolas1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color="#000000" loext:opacity="100%" fo:font-size="9pt" style:font-size-asian="9pt" style:font-size-complex="9pt"/>
    </style:style>
    <style:style style:name="T35" style:family="text">
      <style:text-properties fo:font-size="8.5pt" style:font-size-asian="8.5pt" style:font-size-complex="8.5pt"/>
    </style:style>
    <style:style style:name="T36" style:family="text">
      <style:text-properties fo:color="#0882de" loext:opacity="100%" fo:font-size="8.5pt" style:font-size-asian="8.5pt" style:font-size-complex="8.5pt"/>
    </style:style>
    <style:style style:name="T37" style:family="text">
      <style:text-properties fo:font-size="9pt" fo:language="bg" fo:country="BG" style:font-size-asian="9pt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071in" draw:fill="none" loext:fill-use-slide-background="false" draw:textarea-vertical-align="middle" draw:auto-grow-height="false" fo:min-height="0.2217in" fo:min-width="0.9854in" fo:padding-top="0in" fo:padding-bottom="0in" fo:padding-left="0in" fo:padding-right="0in" fo:wrap-option="wrap" loext:decorative="false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071in" draw:fill="none" loext:fill-use-slide-background="false" draw:textarea-vertical-align="middle" draw:auto-grow-height="false" fo:min-height="0.2217in" fo:min-width="0.9854in" fo:padding-top="0in" fo:padding-bottom="0in" fo:padding-left="0in" fo:padding-right="0in" fo:wrap-option="wrap" loext:decorative="false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071in" draw:fill="none" loext:fill-use-slide-background="false" draw:textarea-vertical-align="middle" draw:auto-grow-height="false" fo:min-height="0.1811in" fo:min-width="0.539in" fo:padding-top="0in" fo:padding-bottom="0in" fo:padding-left="0.0193in" fo:padding-right="0in" fo:wrap-option="wrap" loext:decorative="false" fo:margin-left="0in" fo:margin-right="0.0047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071in" draw:fill="none" loext:fill-use-slide-background="false" draw:textarea-vertical-align="middle" draw:auto-grow-height="false" fo:min-height="0.1811in" fo:min-width="0.539in" fo:padding-top="0in" fo:padding-bottom="0in" fo:padding-left="0.0193in" fo:padding-right="0in" fo:wrap-option="wrap" loext:decorative="false" fo:margin-left="0in" fo:margin-right="0.0047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4957in" fo:min-width="5.6756in" fo:padding-top="0.0472in" fo:padding-bottom="0.0193in" fo:padding-left="0.0193in" fo:padding-right="0.0193in" fo:wrap-option="wrap" loext:decorative="false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102in" draw:stroke-linejoin="miter" draw:fill="none" loext:fill-use-slide-background="false" draw:textarea-vertical-align="top" draw:auto-grow-height="false" fo:min-height="0.4957in" fo:min-width="5.6756in" fo:padding-top="0.0472in" fo:padding-bottom="0.0193in" fo:padding-left="0.0193in" fo:padding-right="0.0193in" fo:wrap-option="wrap" loext:decorative="false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38in" svg:stroke-color="#984807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6" loext:color-type="theme">
          <loext:transformation loext:type="lummod" loext:value="5000"/>
        </loext:stroke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ayMLUwtTQxtzQxNjQxNjBQ0lEKTi0uzszPAykwrAUAjMCGiCwAAAA=" text:name="__Grammarly_42___1"/>
      </text:user-field-decls>
      <text:h text:style-name="P1" text:outline-level="1" loext:marker-style-name="T1">Lab: Advanced Functions<text:span text:style-name="T1"/></text:h>
      <text:p text:style-name="Standard" loext:marker-style-name="T2">Problems for in-class lab for the <text:a xlink:type="simple" xlink:href="https://softuni.bg/trainings/3588/js-advanced-january-2022" text:style-name="Internet_20_link" text:visited-style-name="Visited_20_Internet_20_Link"><text:span text:style-name="Internet_20_link">"JavaScript Advanced" course @ SoftUni</text:span></text:a>. Submit your solutions in the SoftUni judge system at <text:span text:style-name="T3">https://judge.softuni.bg/Contests/2764/Advanced-Functions-Lab.</text:span></text:p>
      <text:list text:style-name="WWNum40">
        <text:list-item>
          <text:h text:style-name="P2" text:outline-level="2">Area and Volume Calculator</text:h>
        </text:list-item>
      </text:list>
      <text:p text:style-name="Standard" loext:marker-style-name="T1">Write a function that <text:span text:style-name="T4">calculates</text:span> the <text:span text:style-name="T4">area</text:span> and the <text:span text:style-name="T4">volume</text:span> of a figure, which is <text:span text:style-name="T4">defined</text:span> by its <text:span text:style-name="T4">coordinates</text:span> <text:span text:style-name="T1"><text:line-break/></text:span>(<text:span text:style-name="T5">x</text:span>, <text:span text:style-name="T5">y</text:span>, <text:span text:style-name="T5">z</text:span>)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area()</text:p>
          </table:table-cell>
        </table:table-row>
        <table:table-row table:style-name="Table1.1">
          <table:table-cell table:style-name="Table1.A2" office:value-type="string">
            <text:p text:style-name="P4" loext:marker-style-name="T6"><text:span text:style-name="T7">function</text:span><text:span text:style-name="T8"> </text:span><text:span text:style-name="T9">area</text:span><text:span text:style-name="T8">() {</text:span></text:p>
            <text:p text:style-name="P4" loext:marker-style-name="T6"><text:span text:style-name="T6">    </text:span><text:span text:style-name="T10">return</text:span><text:span text:style-name="T8"> </text:span><text:span text:style-name="T11">Math.abs(</text:span><text:span text:style-name="T7">this</text:span><text:span text:style-name="T8">.</text:span><text:span text:style-name="T12">x</text:span><text:span text:style-name="T8"> * </text:span><text:span text:style-name="T7">this</text:span><text:span text:style-name="T8">.</text:span><text:span text:style-name="T12">y)</text:span><text:span text:style-name="T8">;</text:span></text:p>
            <text:p text:style-name="P4" loext:marker-style-name="T8"><text:span text:style-name="T8">};</text:span><text:span text:style-name="T8"/></text:p>
          </table:table-cell>
        </table:table-row>
      </table:table>
      <text:p text:style-name="P5" loext:marker-style-name="T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vol()</text:p>
          </table:table-cell>
        </table:table-row>
        <table:table-row table:style-name="Table2.1">
          <table:table-cell table:style-name="Table2.A2" office:value-type="string">
            <text:p text:style-name="P4" loext:marker-style-name="T6"><text:span text:style-name="T7">function</text:span><text:span text:style-name="T8"> </text:span><text:span text:style-name="T9">vol</text:span><text:span text:style-name="T8">() {</text:span></text:p>
            <text:p text:style-name="P4" loext:marker-style-name="T6"><text:span text:style-name="T6">    </text:span><text:span text:style-name="T10">return</text:span><text:span text:style-name="T8"> </text:span><text:span text:style-name="T11">Math.abs(</text:span><text:span text:style-name="T7">this</text:span><text:span text:style-name="T8">.</text:span><text:span text:style-name="T12">x</text:span><text:span text:style-name="T8"> * </text:span><text:span text:style-name="T7">this</text:span><text:span text:style-name="T8">.</text:span><text:span text:style-name="T12">y</text:span><text:span text:style-name="T8"> * </text:span><text:span text:style-name="T7">this</text:span><text:span text:style-name="T8">.</text:span><text:span text:style-name="T12">z)</text:span><text:span text:style-name="T8">;</text:span></text:p>
            <text:p text:style-name="P4" loext:marker-style-name="T8"><text:span text:style-name="T8">};</text:span><text:span text:style-name="T8"/></text:p>
          </table:table-cell>
        </table:table-row>
      </table:table>
      <text:p text:style-name="P5" loext:marker-style-name="T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solve()</text:p>
          </table:table-cell>
        </table:table-row>
        <table:table-row table:style-name="Table3.1">
          <table:table-cell table:style-name="Table3.A2" office:value-type="string">
            <text:p text:style-name="P4" loext:marker-style-name="T6"><text:span text:style-name="T7">function</text:span><text:span text:style-name="T8"> </text:span><text:span text:style-name="T9">solve</text:span><text:span text:style-name="T8">(</text:span><text:span text:style-name="T12">area</text:span><text:span text:style-name="T8">, </text:span><text:span text:style-name="T12">vol</text:span><text:span text:style-name="T8">, </text:span><text:span text:style-name="T12">input</text:span><text:span text:style-name="T8">) {</text:span></text:p>
            <text:p text:style-name="P4" loext:marker-style-name="T6"><text:span text:style-name="T6">    </text:span><text:span text:style-name="T13">//ToDo....</text:span></text:p>
            <text:p text:style-name="P4" loext:marker-style-name="T6"><text:span text:style-name="T8">}</text:span><text:span text:style-name="T6"/></text:p>
            <text:p text:style-name="P6" loext:marker-style-name="T8"/>
          </table:table-cell>
        </table:table-row>
      </table:table>
      <text:p text:style-name="P5" loext:marker-style-name="T1"/>
      <text:h text:style-name="Heading_20_3" text:outline-level="3" loext:marker-style-name="T1">Input<text:span text:style-name="T1"/></text:h>
      <text:p text:style-name="Standard" loext:marker-style-name="T1">You will receive <text:span text:style-name="T4">3</text:span> parameters - <text:s/>the <text:span text:style-name="T4">functions</text:span> <text:span text:style-name="T4">area</text:span> and <text:span text:style-name="T4">vol</text:span> and a <text:span text:style-name="T4">string</text:span>, which contains the figures' coordinates. </text:p>
      <text:p text:style-name="Standard" loext:marker-style-name="T14"><text:span text:style-name="T15">For more information check the examples.</text:span><text:span text:style-name="T14"/></text:p>
      <text:h text:style-name="Heading_20_3" text:outline-level="3" loext:marker-style-name="T1">Output<text:span text:style-name="T1"/></text:h>
      <text:p text:style-name="Standard" loext:marker-style-name="T1">The output should be <text:span text:style-name="T4">returned</text:span> as an <text:span text:style-name="T4">array</text:span> <text:span text:style-name="T4">of objects</text:span>. Each object has <text:span text:style-name="T4">two</text:span> <text:span text:style-name="T4">properties</text:span>: the figure's <text:span text:style-name="T4">area</text:span> and <text:span text:style-name="T4">volume</text:span>.</text:p>
      <text:p text:style-name="Standard" loext:marker-style-name="T16"><text:span text:style-name="T5">[</text:span><text:span text:style-name="T16"/></text:p>
      <text:p text:style-name="Standard" loext:marker-style-name="T16"><text:span text:style-name="T16"><text:s text:c="2"/></text:span><text:span text:style-name="T5">{ area: ${area1}, volume: ${volume1} },</text:span></text:p>
      <text:p text:style-name="Standard" loext:marker-style-name="T16"><text:span text:style-name="T16"><text:s text:c="2"/></text:span><text:span text:style-name="T5">{ area: ${area2}, volume: ${volume2} },</text:span></text:p>
      <text:p text:style-name="Standard" loext:marker-style-name="T16"><text:span text:style-name="T16"><text:s text:c="2"/></text:span><text:span text:style-name="T5">. . .</text:span></text:p>
      <text:p text:style-name="Standard" loext:marker-style-name="T16"><text:span text:style-name="T5">]</text:span><text:span text:style-name="T16"/></text:p>
      <text:h text:style-name="Heading_20_3" text:outline-level="3" loext:marker-style-name="T1">Note:<text:span text:style-name="T1"/></text:h>
      <text:p text:style-name="Standard" loext:marker-style-name="T14"><text:span text:style-name="T15">Submit only the solve function.</text:span><text:span text:style-name="T14"/></text:p>
      <text:h text:style-name="Heading_20_3" text:outline-level="3" loext:marker-style-name="T1"><text:soft-page-break/>Examples<text:span text:style-name="T1"/></text:h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">Sample Input</text:p>
          </table:table-cell>
          <table:table-cell table:style-name="Table4.A1" office:value-type="string">
            <text:p text:style-name="P3">Output</text:p>
          </table:table-cell>
        </table:table-row>
        <table:table-row table:style-name="Table4.1">
          <table:table-cell table:style-name="Table4.A2" office:value-type="string">
            <text:p text:style-name="P7" loext:marker-style-name="T1">area, vol, `[<text:span text:style-name="T1"/></text:p>
            <text:p text:style-name="P7" loext:marker-style-name="T1">{"x":"1","y":"2","z":"10"},<text:span text:style-name="T1"/></text:p>
            <text:p text:style-name="P7" loext:marker-style-name="T1">{"x":"7","y":"7","z":"10"},<text:span text:style-name="T1"/></text:p>
            <text:p text:style-name="P7" loext:marker-style-name="T1">{"x":"5","y":"2","z":"10"}<text:span text:style-name="T1"/></text:p>
            <text:p text:style-name="P7">]`</text:p>
          </table:table-cell>
          <table:table-cell table:style-name="Table4.B2" office:value-type="string">
            <text:p text:style-name="P7" loext:marker-style-name="T1">[<text:span text:style-name="T1"/></text:p>
            <text:p text:style-name="P7" loext:marker-style-name="T1"><text:span text:style-name="T1"><text:s text:c="2"/></text:span>{ area: 2, volume: 20 },</text:p>
            <text:p text:style-name="P7" loext:marker-style-name="T1"><text:span text:style-name="T1"><text:s text:c="2"/></text:span>{ area: 49, volume: 490 },</text:p>
            <text:p text:style-name="P7" loext:marker-style-name="T1"><text:span text:style-name="T1"><text:s text:c="2"/></text:span>{ area: 10, volume: 100 }</text:p>
            <text:p text:style-name="P7">]</text:p>
          </table:table-cell>
        </table:table-row>
        <table:table-row table:style-name="Table4.1">
          <table:table-cell table:style-name="Table4.A3" office:value-type="string">
            <text:p text:style-name="P7" loext:marker-style-name="T1">area, vol, `[<text:span text:style-name="T1"/></text:p>
            <text:p text:style-name="P7" loext:marker-style-name="T1">{"x":"10","y":"-22","z":"10"},<text:span text:style-name="T1"/></text:p>
            <text:p text:style-name="P7" loext:marker-style-name="T1">{"x":"47","y":"7","z":"-5"},<text:span text:style-name="T1"/></text:p>
            <text:p text:style-name="P7" loext:marker-style-name="T1">{"x":"55","y":"8","z":"0"},<text:span text:style-name="T1"/></text:p>
            <text:p text:style-name="P7" loext:marker-style-name="T1">{"x":"100","y":"100","z":"100"},<text:span text:style-name="T1"/></text:p>
            <text:p text:style-name="P7" loext:marker-style-name="T1">{"x":"55","y":"80","z":"250"}<text:span text:style-name="T1"/></text:p>
            <text:p text:style-name="P7">]`</text:p>
          </table:table-cell>
          <table:table-cell table:style-name="Table4.B3" office:value-type="string">
            <text:p text:style-name="P7" loext:marker-style-name="T1">[<text:span text:style-name="T1"/></text:p>
            <text:p text:style-name="P7" loext:marker-style-name="T1"><text:span text:style-name="T1"><text:s text:c="2"/></text:span>{ area: 220, volume: 2200 },</text:p>
            <text:p text:style-name="P7" loext:marker-style-name="T1"><text:span text:style-name="T1"><text:s text:c="2"/></text:span>{ area: 329, volume: 1645 },</text:p>
            <text:p text:style-name="P7" loext:marker-style-name="T1"><text:span text:style-name="T1"><text:s text:c="2"/></text:span>{ area: 440, volume: 0 },</text:p>
            <text:p text:style-name="P7" loext:marker-style-name="T1"><text:span text:style-name="T1"><text:s text:c="2"/></text:span>{ area: 10000, volume: 1000000 },</text:p>
            <text:p text:style-name="P7" loext:marker-style-name="T1"><text:span text:style-name="T1"><text:s text:c="2"/></text:span>{ area: 4400, volume: 1100000 }</text:p>
            <text:p text:style-name="P7">]</text:p>
          </table:table-cell>
        </table:table-row>
      </table:table>
      <text:p text:style-name="P5" loext:marker-style-name="T1"/>
      <text:list text:continue-numbering="true" text:style-name="WWNum40">
        <text:list-item>
          <text:h text:style-name="P2" text:outline-level="2" loext:marker-style-name="T1">Add<text:span text:style-name="T1"/></text:h>
        </text:list-item>
      </text:list>
      <text:p text:style-name="Standard" loext:marker-style-name="T1">Write a program that keeps a number <text:span text:style-name="Strong_20_Emphasis">inside its context</text:span> and <text:span text:style-name="T4">returns </text:span>a new function that <text:span text:style-name="Strong_20_Emphasis">adds</text:span> a <text:span text:style-name="Strong_20_Emphasis">given</text:span> number to the previous one.</text:p>
      <text:h text:style-name="Heading_20_3" text:outline-level="3" loext:marker-style-name="T1">Input<text:span text:style-name="T1"/></text:h>
      <text:p text:style-name="Standard" loext:marker-style-name="T1">Check the <text:span text:style-name="Strong_20_Emphasis">examples</text:span> <text:span text:style-name="Strong_20_Emphasis">below</text:span> to see how your code will be executed.</text:p>
      <text:h text:style-name="Heading_20_3" text:outline-level="3" loext:marker-style-name="T1">Output<text:span text:style-name="T1"/></text:h>
      <text:p text:style-name="Standard" loext:marker-style-name="T1">Your function should <text:span text:style-name="Strong_20_Emphasis">return</text:span> the final result.</text:p>
      <text:h text:style-name="Heading_20_3" text:outline-level="3" loext:marker-style-name="T1">Examples<text:span text:style-name="T1"/></text:h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">Sample Input</text:p>
          </table:table-cell>
          <table:table-cell table:style-name="Table5.A1" office:value-type="string">
            <text:p text:style-name="P3">Output</text:p>
          </table:table-cell>
        </table:table-row>
        <table:table-row table:style-name="Table5.1">
          <table:table-cell table:style-name="Table5.A2" office:value-type="string">
            <text:p text:style-name="P7" loext:marker-style-name="T1">let add5 = solution(5);<text:span text:style-name="T1"/></text:p>
            <text:p text:style-name="P7" loext:marker-style-name="T1">console.log(add5(2));<text:span text:style-name="T1"/></text:p>
            <text:p text:style-name="P7">console.log(add5(3));</text:p>
          </table:table-cell>
          <table:table-cell table:style-name="Table5.B2" office:value-type="string">
            <text:p text:style-name="P7" loext:marker-style-name="T1">7<text:span text:style-name="T1"/></text:p>
            <text:p text:style-name="P7">8</text:p>
          </table:table-cell>
        </table:table-row>
        <table:table-row table:style-name="Table5.1">
          <table:table-cell table:style-name="Table5.A3" office:value-type="string">
            <text:p text:style-name="P7" loext:marker-style-name="T1">let add7 = solution(7);<text:span text:style-name="T1"/></text:p>
            <text:p text:style-name="P7" loext:marker-style-name="T1">console.log(add7(2));<text:span text:style-name="T1"/></text:p>
            <text:p text:style-name="P7">console.log(add7(3));</text:p>
          </table:table-cell>
          <table:table-cell table:style-name="Table5.B3" office:value-type="string">
            <text:p text:style-name="P7" loext:marker-style-name="T1">9<text:span text:style-name="T1"/></text:p>
            <text:p text:style-name="P7">10</text:p>
          </table:table-cell>
        </table:table-row>
      </table:table>
      <text:list xml:id="list130655945738383" text:continue-numbering="true" text:style-name="WWNum40">
        <text:list-item>
          <text:h text:style-name="P2" text:outline-level="2" loext:marker-style-name="T1"><text:soft-page-break/>Currency Format<text:span text:style-name="T1"/></text:h>
        </text:list-item>
      </text:list>
      <text:p text:style-name="Standard" loext:marker-style-name="T1">Write a <text:span text:style-name="T4">higher-order</text:span> function <text:span text:style-name="Code_20_Char">createFormatter</text:span> that fixes some of the parameters of another function. Your program will <text:span text:style-name="T17">receive four parameters</text:span>: <text:span text:style-name="T17">three values</text:span> and a <text:span text:style-name="T17">function</text:span> that <text:span text:style-name="T4">takes 4 parameters</text:span> and <text:span text:style-name="T4">returns a formatted string</text:span> (a monetary value with currency symbol). </text:p>
      <text:p text:style-name="Standard" loext:marker-style-name="T1">Your task is to <text:span text:style-name="T4">return a partially applied function</text:span>, based on the input function that has its <text:span text:style-name="T17">first three</text:span> parameters fixed and only <text:span text:style-name="T4">takes one parameter</text:span>.</text:p>
      <text:p text:style-name="Standard" loext:marker-style-name="T1">You will receive the following function: <text:span text:style-name="T1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currencyFormatter</text:p>
          </table:table-cell>
        </table:table-row>
        <table:table-row table:style-name="Table6.1">
          <table:table-cell table:style-name="Table6.A2" office:value-type="string">
            <text:p text:style-name="P8" loext:marker-style-name="T1">function currencyFormatter(separator, symbol, symbolFirst, value) {<text:span text:style-name="T1"/></text:p>
            <text:p text:style-name="P8" loext:marker-style-name="T1"><text:span text:style-name="T1"><text:s text:c="4"/></text:span>let result = Math.trunc(value) + separator;</text:p>
            <text:p text:style-name="P8" loext:marker-style-name="T1"><text:span text:style-name="T1"><text:s text:c="4"/></text:span>result += value.toFixed(2).substr(-2,2);</text:p>
            <text:p text:style-name="P8" loext:marker-style-name="T1"><text:span text:style-name="T1"><text:s text:c="4"/></text:span>if (symbolFirst) return symbol + ' ' + result;</text:p>
            <text:p text:style-name="P8" loext:marker-style-name="T1"><text:span text:style-name="T1"><text:s text:c="4"/></text:span>else return result + ' ' + symbol;</text:p>
            <text:p text:style-name="P8">}</text:p>
          </table:table-cell>
        </table:table-row>
      </table:table>
      <text:p text:style-name="Standard" loext:marker-style-name="T1">Receive and set the following parameters to fixed values:<text:span text:style-name="T1"/></text:p>
      <text:p text:style-name="P9" loext:marker-style-name="T1">separator<text:span text:style-name="T1"/></text:p>
      <text:p text:style-name="P9" loext:marker-style-name="T1">symbol<text:span text:style-name="T1"/></text:p>
      <text:p text:style-name="P9" loext:marker-style-name="T1">symbolFirst<text:span text:style-name="T1"/></text:p>
      <text:p text:style-name="Standard" loext:marker-style-name="T1">The final parameter <text:span text:style-name="Code_20_Char"><text:span text:style-name="T18">value</text:span></text:span> is the one that the returned function must receive.</text:p>
      <text:h text:style-name="Heading_20_3" text:outline-level="3" loext:marker-style-name="T1">Input<text:span text:style-name="T1"/></text:h>
      <text:p text:style-name="Standard">You will receive four parameters:</text:p>
      <text:list text:style-name="WWNum48">
        <text:list-item>
          <text:p text:style-name="P10"><text:span text:style-name="Code_20_Char">separator</text:span> (string)</text:p>
        </text:list-item>
        <text:list-item>
          <text:p text:style-name="P10"><text:span text:style-name="Code_20_Char">symbol</text:span> (string)</text:p>
        </text:list-item>
        <text:list-item>
          <text:p text:style-name="P10"><text:span text:style-name="Code_20_Char">symbolFirst</text:span> (Boolean)</text:p>
        </text:list-item>
        <text:list-item>
          <text:p text:style-name="P10"><text:span text:style-name="Code_20_Char">formatter</text:span> (function)</text:p>
        </text:list-item>
      </text:list>
      <text:h text:style-name="Heading_20_3" text:outline-level="3" loext:marker-style-name="T1">Output<text:span text:style-name="T1"/></text:h>
      <text:p text:style-name="Standard" loext:marker-style-name="T1">You need to <text:span text:style-name="Strong_20_Emphasis">return a function</text:span> that takes one parameter - <text:span text:style-name="Code_20_Char"><text:span text:style-name="T18">value</text:span></text:span></text:p>
      <text:h text:style-name="Heading_20_3" text:outline-level="3" loext:marker-style-name="T1">Examples<text:span text:style-name="T1"/>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Sample Input</text:p>
          </table:table-cell>
        </table:table-row>
        <table:table-row table:style-name="Table7.1">
          <table:table-cell table:style-name="Table7.A2" office:value-type="string">
            <text:p text:style-name="P8" loext:marker-style-name="T1">let dollarFormatter = createFormatter(',', '$', true, currencyFormatter);<text:span text:style-name="T1"/></text:p>
            <text:p text:style-name="P8" loext:marker-style-name="T1">console.log(dollarFormatter(5345)); <text:s text:c="2"/><text:span text:style-name="T19">// $ 5345,00</text:span><text:span text:style-name="T20"/></text:p>
            <text:p text:style-name="P8" loext:marker-style-name="T1">console.log(dollarFormatter(3.1429)); <text:span text:style-name="T19">// $ 3,14</text:span><text:span text:style-name="T20"/></text:p>
            <text:p text:style-name="P8">console.log(dollarFormatter(2.709)); <text:s/><text:span text:style-name="T19">// $ 2,71</text:span></text:p>
          </table:table-cell>
        </table:table-row>
      </table:table>
      <text:list text:continue-list="list130655945738383" text:style-name="WWNum40">
        <text:list-item>
          <text:h text:style-name="P2" text:outline-level="2" loext:marker-style-name="T1">Filter Employees<text:span text:style-name="T1"/></text:h>
        </text:list-item>
      </text:list>
      <text:p text:style-name="Standard" loext:marker-style-name="T1">Write a program that filters the employees of your company. You should print the result in a specific format. You will receive <text:span text:style-name="T4">2</text:span> parameters (<text:span text:style-name="T5">data</text:span>, <text:span text:style-name="T5">criteria</text:span>). You should <text:span text:style-name="T4">parse</text:span> the input, find all employees that fulfill the criteria, and print them.</text:p>
      <text:h text:style-name="Heading_20_3" text:outline-level="3" loext:marker-style-name="T1"><text:soft-page-break/>Input<text:span text:style-name="T1"/></text:h>
      <text:p text:style-name="Standard" loext:marker-style-name="T1">You will receive a <text:span text:style-name="T4">string</text:span> with all the employees, and <text:span text:style-name="T5">criteria</text:span> by which you should sort the employees. If the criteria are <text:span text:style-name="T5">"all"</text:span> print all the employees in the given format.</text:p>
      <text:h text:style-name="Heading_20_3" text:outline-level="3" loext:marker-style-name="T1">Output<text:span text:style-name="T1"/></text:h>
      <text:p text:style-name="Standard" loext:marker-style-name="T1">The output should be <text:span text:style-name="Strong_20_Emphasis">printed</text:span> on the console. </text:p>
      <text:p text:style-name="Standard" loext:marker-style-name="T1">For more information check the examples.<text:span text:style-name="T1"/></text:p>
      <text:h text:style-name="Heading_20_3" text:outline-level="3" loext:marker-style-name="T1">Examples<text:span text:style-name="T1"/></text:h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3">Sample Input</text:p>
          </table:table-cell>
          <table:table-cell table:style-name="Table8.A1" office:value-type="string">
            <text:p text:style-name="P3">Output</text:p>
          </table:table-cell>
        </table:table-row>
        <table:table-row table:style-name="Table8.1">
          <table:table-cell table:style-name="Table8.A2" office:value-type="string">
            <text:p text:style-name="P7" loext:marker-style-name="T1">`[{<text:span text:style-name="T1"/></text:p>
            <text:p text:style-name="P7" loext:marker-style-name="T1"><text:span text:style-name="T1"><text:s text:c="4"/></text:span>"id": "1",</text:p>
            <text:p text:style-name="P7" loext:marker-style-name="T1"><text:span text:style-name="T1"><text:s text:c="4"/></text:span>"first_name": "Ardine",</text:p>
            <text:p text:style-name="P7" loext:marker-style-name="T1"><text:span text:style-name="T1"><text:s text:c="4"/></text:span>"last_name": "Bassam",</text:p>
            <text:p text:style-name="P7" loext:marker-style-name="T1"><text:span text:style-name="T1"><text:s text:c="4"/></text:span>"email": "abassam0@cnn.com",</text:p>
            <text:p text:style-name="P7" loext:marker-style-name="T1"><text:span text:style-name="T1"><text:s text:c="4"/></text:span>"<text:span text:style-name="T21">gender</text:span>": "<text:span text:style-name="T22">Female</text:span>"</text:p>
            <text:p text:style-name="P7" loext:marker-style-name="T1"><text:span text:style-name="T1"><text:s text:c="2"/></text:span>}, {</text:p>
            <text:p text:style-name="P7" loext:marker-style-name="T1"><text:span text:style-name="T1"><text:s text:c="4"/></text:span>"id": "2",</text:p>
            <text:p text:style-name="P7" loext:marker-style-name="T1"><text:span text:style-name="T1"><text:s text:c="4"/></text:span>"first_name": "Kizzee",</text:p>
            <text:p text:style-name="P7" loext:marker-style-name="T1"><text:span text:style-name="T1"><text:s text:c="4"/></text:span>"last_name": "Jost",</text:p>
            <text:p text:style-name="P7" loext:marker-style-name="T1"><text:span text:style-name="T1"><text:s text:c="4"/></text:span>"email": "kjost1@forbes.com",</text:p>
            <text:p text:style-name="P7" loext:marker-style-name="T1"><text:span text:style-name="T1"><text:s text:c="4"/></text:span>"<text:span text:style-name="T21">gender</text:span>": "<text:span text:style-name="T22">Female</text:span>"</text:p>
            <text:p text:style-name="P7" loext:marker-style-name="T1"><text:span text:style-name="T1"><text:s text:c="2"/></text:span>}, <text:s/></text:p>
            <text:p text:style-name="P7" loext:marker-style-name="T1">{<text:span text:style-name="T1"/></text:p>
            <text:p text:style-name="P7" loext:marker-style-name="T1"><text:span text:style-name="T1"><text:s text:c="4"/></text:span>"id": "3",</text:p>
            <text:p text:style-name="P7" loext:marker-style-name="T1"><text:span text:style-name="T1"><text:s text:c="4"/></text:span>"first_name": "Evanne",</text:p>
            <text:p text:style-name="P7" loext:marker-style-name="T1"><text:span text:style-name="T1"><text:s text:c="4"/></text:span>"last_name": "Maldin",</text:p>
            <text:p text:style-name="P7" loext:marker-style-name="T1"><text:span text:style-name="T1"><text:s text:c="4"/></text:span>"email": "emaldin2@hostgator.com",</text:p>
            <text:p text:style-name="P7" loext:marker-style-name="T1"><text:span text:style-name="T1"><text:s text:c="4"/></text:span>"gender": "Male"</text:p>
            <text:p text:style-name="P7" loext:marker-style-name="T1"><text:span text:style-name="T1"><text:s text:c="2"/></text:span>}]`, </text:p>
            <text:p text:style-name="P7">'<text:span text:style-name="T21">gender-</text:span><text:span text:style-name="T22">Female'</text:span></text:p>
          </table:table-cell>
          <table:table-cell table:style-name="Table8.B2" office:value-type="string">
            <text:p text:style-name="P7" loext:marker-style-name="T1">0. Ardine Bassam - abassam0@cnn.com<text:span text:style-name="T1"/></text:p>
            <text:p text:style-name="P7">1. Kizzee Jost - kjost1@forbes.com</text:p>
          </table:table-cell>
        </table:table-row>
        <table:table-row table:style-name="Table8.1">
          <table:table-cell table:style-name="Table8.A3" office:value-type="string">
            <text:p text:style-name="P7" loext:marker-style-name="T1">`[{<text:span text:style-name="T1"/></text:p>
            <text:p text:style-name="P7" loext:marker-style-name="T1"><text:span text:style-name="T1"><text:s text:c="4"/></text:span>"id": "1",</text:p>
            <text:p text:style-name="P7" loext:marker-style-name="T1"><text:span text:style-name="T1"><text:s text:c="4"/></text:span>"first_name": "Kaylee",</text:p>
            <text:p text:style-name="P7" loext:marker-style-name="T1"><text:span text:style-name="T1"><text:s text:c="4"/></text:span>"<text:span text:style-name="T21">last_name</text:span>": "<text:span text:style-name="T22">Johnson</text:span>",</text:p>
            <text:p text:style-name="P7" loext:marker-style-name="T1"><text:span text:style-name="T1"><text:s text:c="4"/></text:span>"email": "k0@cnn.com",</text:p>
            <text:p text:style-name="P7" loext:marker-style-name="T1"><text:span text:style-name="T1"><text:s text:c="4"/></text:span>"gender": "Female"</text:p>
            <text:p text:style-name="P7" loext:marker-style-name="T1"><text:span text:style-name="T1"><text:s text:c="2"/></text:span>}, {</text:p>
            <text:p text:style-name="P7" loext:marker-style-name="T1"><text:soft-page-break/><text:span text:style-name="T1"><text:s text:c="4"/></text:span>"id": "2",</text:p>
            <text:p text:style-name="P7" loext:marker-style-name="T1"><text:span text:style-name="T1"><text:s text:c="4"/></text:span>"first_name": "Kizzee",</text:p>
            <text:p text:style-name="P7" loext:marker-style-name="T1"><text:span text:style-name="T1"><text:s text:c="4"/></text:span>"<text:span text:style-name="T21">last_name</text:span>": "<text:span text:style-name="T22">Johnson</text:span>",</text:p>
            <text:p text:style-name="P7" loext:marker-style-name="T1"><text:span text:style-name="T1"><text:s text:c="4"/></text:span>"email": "kjost1@forbes.com",</text:p>
            <text:p text:style-name="P7" loext:marker-style-name="T1"><text:span text:style-name="T1"><text:s text:c="4"/></text:span>"gender": "Female"</text:p>
            <text:p text:style-name="P7" loext:marker-style-name="T1"><text:span text:style-name="T1"><text:s text:c="2"/></text:span>}, {</text:p>
            <text:p text:style-name="P7" loext:marker-style-name="T1"><text:span text:style-name="T1"><text:s text:c="4"/></text:span>"id": "3",</text:p>
            <text:p text:style-name="P7" loext:marker-style-name="T1"><text:span text:style-name="T1"><text:s text:c="4"/></text:span>"first_name": "Evanne",</text:p>
            <text:p text:style-name="P7" loext:marker-style-name="T1"><text:span text:style-name="T1"><text:s text:c="4"/></text:span>"last_name": "Maldin",</text:p>
            <text:p text:style-name="P7" loext:marker-style-name="T1"><text:span text:style-name="T1"><text:s text:c="4"/></text:span>"email": "emaldin2@hostgator.com",</text:p>
            <text:p text:style-name="P7" loext:marker-style-name="T1"><text:span text:style-name="T1"><text:s text:c="4"/></text:span>"gender": "Male"</text:p>
            <text:p text:style-name="P7" loext:marker-style-name="T1"><text:span text:style-name="T1"><text:s text:c="2"/></text:span>}, {</text:p>
            <text:p text:style-name="P7" loext:marker-style-name="T1"><text:span text:style-name="T1"><text:s text:c="4"/></text:span>"id": "4",</text:p>
            <text:p text:style-name="P7" loext:marker-style-name="T1"><text:span text:style-name="T1"><text:s text:c="4"/></text:span>"first_name": "Evanne",</text:p>
            <text:p text:style-name="P7" loext:marker-style-name="T1"><text:span text:style-name="T1"><text:s text:c="4"/></text:span>"<text:span text:style-name="T21">last_name</text:span>": "<text:span text:style-name="T22">Johnson</text:span>",</text:p>
            <text:p text:style-name="P7" loext:marker-style-name="T1"><text:span text:style-name="T1"><text:s text:c="4"/></text:span>"email": "ev2@hostgator.com",</text:p>
            <text:p text:style-name="P7" loext:marker-style-name="T1"><text:span text:style-name="T1"><text:s text:c="4"/></text:span>"gender": "Male"</text:p>
            <text:p text:style-name="P7" loext:marker-style-name="T1"><text:span text:style-name="T1"><text:s text:c="2"/></text:span>}]`,</text:p>
            <text:p text:style-name="P7" loext:marker-style-name="T1"><text:span text:style-name="T1"><text:s/></text:span><text:span text:style-name="T21">'last_name-</text:span><text:span text:style-name="T22">Johnson'</text:span></text:p>
            <text:p text:style-name="P7"/>
          </table:table-cell>
          <table:table-cell table:style-name="Table8.B3" office:value-type="string">
            <text:p text:style-name="P7" loext:marker-style-name="T1">0. Kaylee Johnson - k0@cnn.com<text:span text:style-name="T1"/></text:p>
            <text:p text:style-name="P7" loext:marker-style-name="T1">1. Kizzee Johnson - kjost1@forbes.com<text:span text:style-name="T1"/></text:p>
            <text:p text:style-name="P7">2. Evanne Johnson - ev2@hostgator.com</text:p>
          </table:table-cell>
        </table:table-row>
      </table:table>
      <text:list text:continue-numbering="true" text:style-name="WWNum40">
        <text:list-item>
          <text:h text:style-name="P2" text:outline-level="2" loext:marker-style-name="T1">Command Processor<text:span text:style-name="T1"/></text:h>
        </text:list-item>
      </text:list>
      <text:p text:style-name="Standard" loext:marker-style-name="T1">Write a program that keeps a string <text:span text:style-name="Strong_20_Emphasis">inside its context</text:span> and can execute different <text:span text:style-name="Strong_20_Emphasis">commands</text:span> that modify or print the string on the console.</text:p>
      <text:p text:style-name="Standard" loext:marker-style-name="T1"><text:span text:style-name="Code_20_Char">append(string)</text:span> - append the given <text:span text:style-name="Strong_20_Emphasis">string</text:span> at the end of the internal string</text:p>
      <text:p text:style-name="Standard" loext:marker-style-name="T1"><text:span text:style-name="Code_20_Char">removeStart(n)</text:span> - <text:span text:style-name="Strong_20_Emphasis">remove</text:span> the <text:span text:style-name="Strong_20_Emphasis">first</text:span> <text:span text:style-name="Strong_20_Emphasis">n</text:span> characters from the string, <text:span text:style-name="Code_20_Char">n</text:span> is an integer</text:p>
      <text:p text:style-name="Standard" loext:marker-style-name="T1"><text:span text:style-name="Code_20_Char">removeEnd(n)</text:span> - <text:span text:style-name="Strong_20_Emphasis">remove</text:span> the <text:span text:style-name="Strong_20_Emphasis">last n</text:span> characters from the string, <text:span text:style-name="Code_20_Char">n</text:span> is an integer</text:p>
      <text:p text:style-name="Standard" loext:marker-style-name="T1"><text:span text:style-name="Code_20_Char">print</text:span> - <text:span text:style-name="Strong_20_Emphasis">print</text:span> the stored string on the <text:span text:style-name="Strong_20_Emphasis">console</text:span></text:p>
      <text:h text:style-name="Heading_20_3" text:outline-level="3" loext:marker-style-name="T1">Input<text:span text:style-name="T1"/></text:h>
      <text:p text:style-name="Standard" loext:marker-style-name="T1">Check the examples below to see how your code will be executed.<text:span text:style-name="T1"/></text:p>
      <text:h text:style-name="Heading_20_3" text:outline-level="3" loext:marker-style-name="T1">Output<text:span text:style-name="T1"/></text:h>
      <text:p text:style-name="Standard" loext:marker-style-name="T1">Whenever you receive the command <text:span text:style-name="Code_20_Char"><text:span text:style-name="T18">print</text:span></text:span>, the output should be <text:span text:style-name="Strong_20_Emphasis">printed</text:span> on the console.</text:p>
      <text:h text:style-name="Heading_20_3" text:outline-level="3" loext:marker-style-name="T1">Examples<text:span text:style-name="T1"/></text:h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3">Sample Input</text:p>
          </table:table-cell>
          <table:table-cell table:style-name="Table9.A1" office:value-type="string">
            <text:p text:style-name="P3">Output</text:p>
          </table:table-cell>
        </table:table-row>
        <table:table-row table:style-name="Table9.1">
          <table:table-cell table:style-name="Table9.A2" office:value-type="string">
            <text:p text:style-name="P7" loext:marker-style-name="T1">let firstZeroTest = solution();<text:span text:style-name="T1"/></text:p>
            <text:p text:style-name="P11" loext:marker-style-name="T1"><text:soft-page-break/></text:p>
            <text:p text:style-name="P7" loext:marker-style-name="T1">firstZeroTest.append('hello');<text:span text:style-name="T1"/></text:p>
            <text:p text:style-name="P7" loext:marker-style-name="T1">firstZeroTest.append('again');<text:span text:style-name="T1"/></text:p>
            <text:p text:style-name="P7" loext:marker-style-name="T1">firstZeroTest.removeStart(3);<text:span text:style-name="T1"/></text:p>
            <text:p text:style-name="P7">firstZeroTest.removeEnd(4);</text:p>
            <text:p text:style-name="P7">firstZeroTest.print();</text:p>
          </table:table-cell>
          <table:table-cell table:style-name="Table9.B2" office:value-type="string">
            <text:p text:style-name="P7">loa</text:p>
          </table:table-cell>
        </table:table-row>
        <table:table-row table:style-name="Table9.1">
          <table:table-cell table:style-name="Table9.A3" office:value-type="string">
            <text:p text:style-name="P7" loext:marker-style-name="T1">let secondZeroTest = solution();<text:span text:style-name="T1"/></text:p>
            <text:p text:style-name="P11" loext:marker-style-name="T1"/>
            <text:p text:style-name="P7" loext:marker-style-name="T1">secondZeroTest.append('123');<text:span text:style-name="T1"/></text:p>
            <text:p text:style-name="P7" loext:marker-style-name="T1">secondZeroTest.append('45');<text:span text:style-name="T1"/></text:p>
            <text:p text:style-name="P7" loext:marker-style-name="T1">secondZeroTest.removeStart(2);<text:span text:style-name="T1"/></text:p>
            <text:p text:style-name="P7" loext:marker-style-name="T1">secondZeroTest.removeEnd(1);<text:span text:style-name="T1"/></text:p>
            <text:p text:style-name="P7">secondZeroTest.print();</text:p>
          </table:table-cell>
          <table:table-cell table:style-name="Table9.B3" office:value-type="string">
            <text:p text:style-name="P7">34</text:p>
          </table:table-cell>
        </table:table-row>
      </table:table>
      <text:p text:style-name="P12" loext:marker-style-name="T1"/>
      <text:list xml:id="list130655592374059" text:continue-numbering="true" text:style-name="WWNum40">
        <text:list-item>
          <text:h text:style-name="P2" text:outline-level="2">List Processor</text:h>
        </text:list-item>
      </text:list>
      <text:p text:style-name="Standard" loext:marker-style-name="T1">Using a closure, create an inner object to process list commands. The commands supported should be the following:<text:span text:style-name="T1"/></text:p>
      <text:list text:style-name="WWNum43">
        <text:list-item>
          <text:p text:style-name="P13" loext:marker-style-name="T1"><text:span text:style-name="T4">add</text:span> <text:span text:style-name="T4">&lt;string&gt;</text:span> - adds the following string in an inner collection.</text:p>
        </text:list-item>
        <text:list-item>
          <text:p text:style-name="P13" loext:marker-style-name="T1"><text:span text:style-name="T4">remove</text:span> <text:span text:style-name="T4">&lt;string&gt;</text:span> - removes all occurrences of the supplied <text:span text:style-name="T4">&lt;string&gt;</text:span> from the inner collection.</text:p>
        </text:list-item>
        <text:list-item>
          <text:p text:style-name="P13" loext:marker-style-name="T1"><text:span text:style-name="T4">print</text:span> - prints all elements of the inner collection joined by <text:span text:style-name="T4">","</text:span>.</text:p>
        </text:list-item>
      </text:list>
      <text:h text:style-name="Heading_20_3" text:outline-level="3" loext:marker-style-name="T1">Input<text:span text:style-name="T1"/></text:h>
      <text:p text:style-name="Standard" loext:marker-style-name="T1">The <text:span text:style-name="T4">input</text:span> will come as an <text:span text:style-name="T4">array of strings</text:span> - each string represents a <text:span text:style-name="T4">command</text:span> to be executed from the command execution engine.</text:p>
      <text:h text:style-name="Heading_20_3" text:outline-level="3" loext:marker-style-name="T1">Output<text:span text:style-name="T1"/></text:h>
      <text:p text:style-name="Standard" loext:marker-style-name="T23">For every print command - you should print on the console the inner collection joined by <text:span text:style-name="T4">","</text:span>.</text:p>
      <text:h text:style-name="Heading_20_3" text:outline-level="3" loext:marker-style-name="T1">Examples<text:span text:style-name="T1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Input</text:p>
          </table:table-cell>
          <table:table-cell table:style-name="Table10.A1" office:value-type="string">
            <text:p text:style-name="P3">Output</text:p>
          </table:table-cell>
        </table:table-row>
        <table:table-row table:style-name="Table10.1">
          <table:table-cell table:style-name="Table10.A2" office:value-type="string">
            <text:p text:style-name="P14" loext:marker-style-name="T24"><text:span text:style-name="T25">[</text:span><text:span text:style-name="T26">'add hello'</text:span><text:span text:style-name="T25">, </text:span><text:span text:style-name="T26">'add again'</text:span><text:span text:style-name="T25">, </text:span><text:span text:style-name="T26">'remove hello'</text:span><text:span text:style-name="T25">, </text:span><text:span text:style-name="T26">'add again'</text:span><text:span text:style-name="T25">, </text:span><text:span text:style-name="T26">'print'</text:span><text:span text:style-name="T25">]</text:span></text:p>
          </table:table-cell>
          <table:table-cell table:style-name="Table10.B2" office:value-type="string">
            <text:p text:style-name="P14" loext:marker-style-name="T24"><text:span text:style-name="T26">again,again</text:span><text:span text:style-name="T27"/></text:p>
          </table:table-cell>
        </table:table-row>
        <table:table-row table:style-name="Table10.1">
          <table:table-cell table:style-name="Table10.A3" office:value-type="string">
            <text:p text:style-name="P14" loext:marker-style-name="T24"><text:span text:style-name="T25">[</text:span><text:span text:style-name="T26">'add pesho'</text:span><text:span text:style-name="T25">, </text:span><text:span text:style-name="T26">'add george'</text:span><text:span text:style-name="T25">, </text:span><text:span text:style-name="T26">'add peter'</text:span><text:span text:style-name="T25">, </text:span><text:span text:style-name="T26">'remove peter'</text:span><text:span text:style-name="T25">,</text:span><text:span text:style-name="T26">'print'</text:span><text:span text:style-name="T25">]</text:span></text:p>
          </table:table-cell>
          <table:table-cell table:style-name="Table10.B3" office:value-type="string">
            <text:p text:style-name="P7">pesho,george</text:p>
          </table:table-cell>
        </table:table-row>
      </table:table>
      <text:p text:style-name="P5" loext:marker-style-name="T1"/>
      <text:list text:continue-list="list130655592374059" text:style-name="WWNum40">
        <text:list-item>
          <text:h text:style-name="P2" text:outline-level="2">Cars</text:h>
        </text:list-item>
      </text:list>
      <text:p text:style-name="Standard" loext:marker-style-name="T1">Write a closure that can create and modify objects. All created objects should be <text:span text:style-name="T4">kept</text:span> and be accessible by <text:span text:style-name="T4">name</text:span>. You should support the following functionality:</text:p>
      <text:list text:style-name="WWNum45">
        <text:list-item>
          <text:p text:style-name="P15" loext:marker-style-name="T1"><text:soft-page-break/><text:span text:style-name="Code_20_Char">create &lt;name&gt;</text:span> - creates an object with the supplied <text:span text:style-name="T4">&lt;name&gt;</text:span></text:p>
        </text:list-item>
        <text:list-item>
          <text:p text:style-name="P15" loext:marker-style-name="T1"><text:span text:style-name="Code_20_Char">create &lt;name&gt; inherits &lt;parentName&gt;</text:span> - creates an object with the given <text:span text:style-name="Code_20_Char">&lt;name&gt;</text:span>, that inherits from the parent object with the <text:span text:style-name="Code_20_Char">&lt;parentName&gt;</text:span></text:p>
        </text:list-item>
        <text:list-item>
          <text:p text:style-name="P15" loext:marker-style-name="T1"><text:span text:style-name="Code_20_Char">set &lt;name&gt; &lt;key&gt; &lt;value&gt;</text:span> - sets the property with key equal to <text:span text:style-name="Code_20_Char">&lt;key&gt;</text:span> to <text:span text:style-name="Code_20_Char">&lt;value&gt;</text:span> in the object with the supplied <text:span text:style-name="Code_20_Char">&lt;name&gt;</text:span>.</text:p>
        </text:list-item>
        <text:list-item>
          <text:p text:style-name="P15" loext:marker-style-name="T1"><text:span text:style-name="Code_20_Char">print &lt;name&gt;</text:span> - prints the object with the supplied <text:span text:style-name="Code_20_Char">&lt;name&gt;</text:span> in the format <text:span text:style-name="Code_20_Char">"&lt;key1&gt;:&lt;value1&gt;,&lt;key2&gt;:&lt;value2&gt;…"</text:span> - the printing should also print all <text:span text:style-name="T4">inherited properties</text:span> from parent objects. Inherited properties should come after own properties.</text:p>
        </text:list-item>
      </text:list>
      <text:h text:style-name="Heading_20_3" text:outline-level="3" loext:marker-style-name="T1">Input<text:span text:style-name="T1"/></text:h>
      <text:p text:style-name="Standard" loext:marker-style-name="T1">The <text:span text:style-name="T4">input</text:span> will come as an <text:span text:style-name="T4">array of strings</text:span> - each string represents a <text:span text:style-name="T4">command</text:span> to be executed from your closure.</text:p>
      <text:h text:style-name="Heading_20_3" text:outline-level="3" loext:marker-style-name="T1">Output<text:span text:style-name="T1"/></text:h>
      <text:p text:style-name="Standard" loext:marker-style-name="T1">For every <text:span text:style-name="Code_20_Char">print</text:span> command - you should print on the console all properties of the object in the above-mentioned format.</text:p>
      <text:h text:style-name="Heading_20_3" text:outline-level="3" loext:marker-style-name="T1">Constraints<text:span text:style-name="T1"/></text:h>
      <text:list text:style-name="WWNum46">
        <text:list-item>
          <text:p text:style-name="P16" loext:marker-style-name="T23"><text:span text:style-name="T4">All commands will always be valid, there will be no nonexistent or incorrect input.</text:span><text:span text:style-name="T23"/></text:p>
        </text:list-item>
      </text:list>
      <text:h text:style-name="Heading_20_3" text:outline-level="3" loext:marker-style-name="T1">Examples<text:span text:style-name="T1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Input</text:p>
          </table:table-cell>
          <table:table-cell table:style-name="Table11.A1" office:value-type="string">
            <text:p text:style-name="P3">Output</text:p>
          </table:table-cell>
        </table:table-row>
        <table:table-row table:style-name="Table11.1">
          <table:table-cell table:style-name="Table11.A2" office:value-type="string">
            <text:p text:style-name="P17" loext:marker-style-name="T28"><text:span text:style-name="T29">[</text:span><text:span text:style-name="T30">'create c1'</text:span><text:span text:style-name="T29">,</text:span></text:p>
            <text:p text:style-name="P17" loext:marker-style-name="T28"><text:span text:style-name="T30">'create c2 inherit c1'</text:span><text:span text:style-name="T29">,</text:span></text:p>
            <text:p text:style-name="P17" loext:marker-style-name="T28"><text:span text:style-name="T30">'set c1 color red'</text:span><text:span text:style-name="T29">,</text:span></text:p>
            <text:p text:style-name="P17" loext:marker-style-name="T28"><text:span text:style-name="T30">'set c2 model new'</text:span><text:span text:style-name="T29">,</text:span></text:p>
            <text:p text:style-name="P17" loext:marker-style-name="T28"><text:span text:style-name="T30">'print c1'</text:span><text:span text:style-name="T29">,</text:span></text:p>
            <text:p text:style-name="P17" loext:marker-style-name="T28"><text:span text:style-name="T30">'print c2'</text:span><text:span text:style-name="T29">]</text:span></text:p>
            <text:p text:style-name="P18" loext:marker-style-name="T24"/>
          </table:table-cell>
          <table:table-cell table:style-name="Table11.B2" office:value-type="string">
            <text:p text:style-name="P14" loext:marker-style-name="T31"><text:span text:style-name="T26">color:red</text:span><text:span text:style-name="T31"/></text:p>
            <text:p text:style-name="P14" loext:marker-style-name="T31"><text:span text:style-name="T26">model:new,color:red</text:span><text:span text:style-name="T31"/></text:p>
            <text:p text:style-name="P19" loext:marker-style-name="T32"/>
            <text:p text:style-name="P18" loext:marker-style-name="T2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  <style:font-face style:name="宋体" svg:font-family="宋体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лавие_20_1_20_Знак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лавие_20_2_20_Знак" style:default-outline-level="2" style:list-style-name="WWNum1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Заглавие_20_3_20_Знак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Заглавие_20_4_20_Знак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лавие_20_5_20_Знак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Горен_20_колонтитул_20_Знак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Долен_20_колонтитул_20_Знак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Изнесен_20_текст_20_Знак">
      <style:paragraph-properties fo:margin-top="0.0555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Списък_20_на_20_абзаци_20_Знак">
      <style:paragraph-properties fo:margin-left="0.5in" fo:margin-top="0.0555in" fo:margin-bottom="0.0835in" style:contextual-spacing="true"/>
    </style:style>
    <style:style style:name="Code" style:family="paragraph" style:parent-style-name="Standard" loext:linked-style-name="Code_20_Char">
      <style:text-properties style:font-name="Consolas" fo:font-family="Consolas" style:font-pitch="variable" fo:font-weight="bold" style:font-weight-asian="bold"/>
    </style:style>
    <style:style style:name="HTML_20_Preformatted" style:display-name="HTML Preformatted" style:family="paragraph" style:parent-style-name="Standard" loext:linked-style-name="HTML_20_стандартен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 loext:linked-style-name="Header"/>
    <style:style style:name="Долен_20_колонтитул_20_Знак" style:display-name="Долен колонтитул Знак" style:family="text" style:parent-style-name="Default_20_Paragraph_20_Font" loext:linked-style-name="Footer"/>
    <style:style style:name="Изнесен_20_текст_20_Знак" style:display-name="Изнесен текст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лавие_20_1_20_Знак" style:display-name="Заглавие 1 Знак" style:family="text" style:parent-style-name="Default_20_Paragraph_20_Font" loext:linked-style-name="Heading_20_1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 loext:linked-style-name="Heading_20_2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 loext:linked-style-name="Heading_20_3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 loext:linked-style-name="Heading_20_4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Заглавие_20_5_20_Знак" style:display-name="Заглавие 5 Знак" style:family="text" style:parent-style-name="Default_20_Paragraph_20_Font" loext:linked-style-name="Heading_20_5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 loext:linked-style-name="Code">
      <style:text-properties style:font-name="Consolas" fo:font-family="Consolas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 loext:linked-style-name="List_20_Paragraph"/>
    <style:style style:name="Internet_20_Link_20__28_WW_29_" style:display-name="Internet Link (WW)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TML_20_стандартен_20_Знак" style:display-name="HTML стандартен Знак" style:family="text" style:parent-style-name="Default_20_Paragraph_20_Font" loext:linked-style-name="HTML_20_Preformatted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textrun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>
      <style:text-properties style:font-name="Calibri1" fo:font-family="Calibri" style:font-family-generic="roman" style:font-pitch="variable"/>
    </style:style>
    <style:style style:name="ListLabel_20_137" style:display-name="ListLabel 1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="Calibri" fo:font-family="Calibri" style:font-pitch="variable"/>
    </style:style>
    <style:style style:name="ListLabel_20_139" style:display-name="ListLabel 139" style:family="text">
      <style:text-properties style:font-name="Calibri1" fo:font-family="Calibri" style:font-family-generic="roman" style:font-pitch="variable"/>
    </style:style>
    <style:style style:name="ListLabel_20_140" style:display-name="ListLabel 1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="Calibri" fo:font-family="Calibri" style:font-pitch="variable"/>
    </style:style>
    <style:style style:name="ListLabel_20_142" style:display-name="ListLabel 142" style:family="text">
      <style:text-properties style:font-name="Calibri1" fo:font-family="Calibri" style:font-family-generic="roman" style:font-pitch="variable"/>
    </style:style>
    <style:style style:name="ListLabel_20_143" style:display-name="ListLabel 1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="Calibri" fo:font-family="Calibri" style:font-pitch="variable"/>
    </style:style>
    <style:style style:name="ListLabel_20_145" style:display-name="ListLabel 145" style:family="text">
      <style:text-properties style:font-name="Calibri1" fo:font-family="Calibri" style:font-family-generic="roman" style:font-pitch="variable"/>
    </style:style>
    <style:style style:name="ListLabel_20_146" style:display-name="ListLabel 1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pitch="variable"/>
    </style:style>
    <style:style style:name="ListLabel_20_148" style:display-name="ListLabel 148" style:family="text">
      <style:text-properties style:font-name="Calibri1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pitch="variable"/>
    </style:style>
    <style:style style:name="ListLabel_20_151" style:display-name="ListLabel 151" style:family="text">
      <style:text-properties style:font-name="Calibri1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pitch="variable"/>
    </style:style>
    <style:style style:name="ListLabel_20_154" style:display-name="ListLabel 154" style:family="text">
      <style:text-properties style:font-name="Calibri1" fo:font-family="Calibri" style:font-family-generic="roman" style:font-pitch="variable"/>
    </style:style>
    <style:style style:name="ListLabel_20_155" style:display-name="ListLabel 15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pitch="variable"/>
    </style:style>
    <style:style style:name="ListLabel_20_157" style:display-name="ListLabel 157" style:family="text">
      <style:text-properties style:font-name="Calibri1" fo:font-family="Calibri" style:font-family-generic="roman" style:font-pitch="variable"/>
    </style:style>
    <style:style style:name="ListLabel_20_158" style:display-name="ListLabel 15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pitch="variable"/>
    </style:style>
    <style:style style:name="ListLabel_20_160" style:display-name="ListLabel 160" style:family="text">
      <style:text-properties style:font-name="Calibri1" fo:font-family="Calibri" style:font-family-generic="roman" style:font-pitch="variable"/>
    </style:style>
    <style:style style:name="ListLabel_20_161" style:display-name="ListLabel 16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pitch="variable"/>
    </style:style>
    <style:style style:name="ListLabel_20_163" style:display-name="ListLabel 163" style:family="text">
      <style:text-properties style:font-name="Calibri1" fo:font-family="Calibri" style:font-family-generic="roman" style:font-pitch="variable"/>
    </style:style>
    <style:style style:name="ListLabel_20_164" style:display-name="ListLabel 1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Calibri" fo:font-family="Calibri" style:font-pitch="variable"/>
    </style:style>
    <style:style style:name="ListLabel_20_166" style:display-name="ListLabel 166" style:family="text">
      <style:text-properties style:font-name="Calibri1" fo:font-family="Calibri" style:font-family-generic="roman" style:font-pitch="variable"/>
    </style:style>
    <style:style style:name="ListLabel_20_167" style:display-name="ListLabel 16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="Calibri" fo:font-family="Calibri" style:font-pitch="variable"/>
    </style:style>
    <style:style style:name="ListLabel_20_169" style:display-name="ListLabel 169" style:family="text">
      <style:text-properties style:font-name="Calibri1" fo:font-family="Calibri" style:font-family-generic="roman" style:font-pitch="variable"/>
    </style:style>
    <style:style style:name="ListLabel_20_170" style:display-name="ListLabel 17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pitch="variable"/>
    </style:style>
    <style:style style:name="ListLabel_20_172" style:display-name="ListLabel 172" style:family="text">
      <style:text-properties style:font-name="Calibri1" fo:font-family="Calibri" style:font-family-generic="roman" style:font-pitch="variable"/>
    </style:style>
    <style:style style:name="ListLabel_20_173" style:display-name="ListLabel 17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Calibri" fo:font-family="Calibri" style:font-pitch="variable"/>
    </style:style>
    <style:style style:name="ListLabel_20_175" style:display-name="ListLabel 175" style:family="text">
      <style:text-properties style:font-name="Calibri1" fo:font-family="Calibri" style:font-family-generic="roman" style:font-pitch="variable"/>
    </style:style>
    <style:style style:name="ListLabel_20_176" style:display-name="ListLabel 17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Calibri" fo:font-family="Calibri" style:font-pitch="variable"/>
    </style:style>
    <style:style style:name="ListLabel_20_178" style:display-name="ListLabel 178" style:family="text">
      <style:text-properties style:font-name="Calibri1" fo:font-family="Calibri" style:font-family-generic="roman" style:font-pitch="variable"/>
    </style:style>
    <style:style style:name="ListLabel_20_179" style:display-name="ListLabel 1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Calibri" fo:font-family="Calibri" style:font-pitch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="Calibri1" fo:font-family="Calibri" style:font-family-generic="roman" style:font-pitch="variable"/>
    </style:style>
    <style:style style:name="ListLabel_20_228" style:display-name="ListLabel 2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="Calibri1" fo:font-family="Calibri" style:font-family-generic="roman" style:font-pitch="variable"/>
    </style:style>
    <style:style style:name="ListLabel_20_246" style:display-name="ListLabel 2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="Calibri1" fo:font-family="Calibri" style:font-family-generic="roman" style:font-pitch="variable"/>
    </style:style>
    <style:style style:name="ListLabel_20_264" style:display-name="ListLabel 2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Calibri1" fo:font-family="Calibri" style:font-family-generic="roman" style:font-pitch="variable"/>
    </style:style>
    <style:style style:name="ListLabel_20_281" style:display-name="ListLabel 28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="Calibri" fo:font-family="Calibri" style:font-pitch="variable"/>
    </style:style>
    <style:style style:name="ListLabel_20_283" style:display-name="ListLabel 283" style:family="text">
      <style:text-properties style:font-name="Calibri1" fo:font-family="Calibri" style:font-family-generic="roman" style:font-pitch="variable"/>
    </style:style>
    <style:style style:name="ListLabel_20_284" style:display-name="ListLabel 28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="Calibri" fo:font-family="Calibri" style:font-pitch="variable"/>
    </style:style>
    <style:style style:name="ListLabel_20_286" style:display-name="ListLabel 286" style:family="text">
      <style:text-properties style:font-name="Calibri1" fo:font-family="Calibri" style:font-family-generic="roman" style:font-pitch="variable"/>
    </style:style>
    <style:style style:name="ListLabel_20_287" style:display-name="ListLabel 28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="Calibri" fo:font-family="Calibri" style:font-pitch="variable"/>
    </style:style>
    <style:style style:name="ListLabel_20_289" style:display-name="ListLabel 289" style:family="text">
      <style:text-properties style:font-name="Calibri1" fo:font-family="Calibri" style:font-family-generic="roman" style:font-pitch="variable"/>
    </style:style>
    <style:style style:name="ListLabel_20_290" style:display-name="ListLabel 29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="Calibri" fo:font-family="Calibri" style:font-pitch="variable"/>
    </style:style>
    <style:style style:name="ListLabel_20_292" style:display-name="ListLabel 292" style:family="text">
      <style:text-properties style:font-name="Calibri1" fo:font-family="Calibri" style:font-family-generic="roman" style:font-pitch="variable"/>
    </style:style>
    <style:style style:name="ListLabel_20_293" style:display-name="ListLabel 29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="Calibri" fo:font-family="Calibri" style:font-pitch="variable"/>
    </style:style>
    <style:style style:name="ListLabel_20_295" style:display-name="ListLabel 295" style:family="text">
      <style:text-properties style:font-name="Calibri1" fo:font-family="Calibri" style:font-family-generic="roman" style:font-pitch="variable"/>
    </style:style>
    <style:style style:name="ListLabel_20_296" style:display-name="ListLabel 29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="Calibri" fo:font-family="Calibri" style:font-pitch="variable"/>
    </style:style>
    <style:style style:name="ListLabel_20_298" style:display-name="ListLabel 298" style:family="text">
      <style:text-properties style:font-name="Calibri1" fo:font-family="Calibri" style:font-family-generic="roman" style:font-pitch="variable"/>
    </style:style>
    <style:style style:name="ListLabel_20_299" style:display-name="ListLabel 29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="Calibri" fo:font-family="Calibri" style:font-pitch="variable"/>
    </style:style>
    <style:style style:name="ListLabel_20_301" style:display-name="ListLabel 301" style:family="text">
      <style:text-properties style:font-name="Calibri1" fo:font-family="Calibri" style:font-family-generic="roman" style:font-pitch="variable"/>
    </style:style>
    <style:style style:name="ListLabel_20_302" style:display-name="ListLabel 30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="Calibri" fo:font-family="Calibri" style:font-pitch="variable"/>
    </style:style>
    <style:style style:name="ListLabel_20_304" style:display-name="ListLabel 304" style:family="text">
      <style:text-properties style:font-name="Calibri1" fo:font-family="Calibri" style:font-family-generic="roman" style:font-pitch="variable"/>
    </style:style>
    <style:style style:name="ListLabel_20_305" style:display-name="ListLabel 30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="Calibri" fo:font-family="Calibri" style:font-pitch="variable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pitch="variable"/>
    </style:style>
    <style:style style:name="ListLabel_20_317" style:display-name="ListLabel 317" style:family="text">
      <style:text-properties style:font-name="Calibri1" fo:font-family="Calibri" style:font-family-generic="roman" style:font-pitch="variable"/>
    </style:style>
    <style:style style:name="ListLabel_20_318" style:display-name="ListLabel 31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="Calibri" fo:font-family="Calibri" style:font-pitch="variable"/>
    </style:style>
    <style:style style:name="ListLabel_20_320" style:display-name="ListLabel 3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="Calibri" fo:font-family="Calibri" style:font-pitch="variable"/>
    </style:style>
    <style:style style:name="ListLabel_20_322" style:display-name="ListLabel 322" style:family="text">
      <style:text-properties style:font-name="Calibri1" fo:font-family="Calibri" style:font-family-generic="roman" style:font-pitch="variable"/>
    </style:style>
    <style:style style:name="ListLabel_20_323" style:display-name="ListLabel 3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="Calibri" fo:font-family="Calibri" style:font-pitch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font-name="Calibri1" fo:font-family="Calibri" style:font-family-generic="roman" style:font-pitch="variable"/>
    </style:style>
    <style:style style:name="ListLabel_20_380" style:display-name="ListLabel 3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libri" fo:font-family="Calibri" style:font-pitch="variable"/>
    </style:style>
    <style:style style:name="ListLabel_20_382" style:display-name="ListLabel 382" style:family="text">
      <style:text-properties style:font-name="Calibri1" fo:font-family="Calibri" style:font-family-generic="roman" style:font-pitch="variable"/>
    </style:style>
    <style:style style:name="ListLabel_20_383" style:display-name="ListLabel 3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="Calibri" fo:font-family="Calibri" style:font-pitch="variable"/>
    </style:style>
    <style:style style:name="ListLabel_20_385" style:display-name="ListLabel 385" style:family="text">
      <style:text-properties style:font-name="Calibri1" fo:font-family="Calibri" style:font-family-generic="roman" style:font-pitch="variable"/>
    </style:style>
    <style:style style:name="ListLabel_20_386" style:display-name="ListLabel 3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="Calibri" fo:font-family="Calibri" style:font-pitch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font-name="Calibri1" fo:font-family="Calibri" style:font-family-generic="roman" style:font-pitch="variable"/>
    </style:style>
    <style:style style:name="ListLabel_20_398" style:display-name="ListLabel 3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9" style:display-name="ListLabel 399" style:family="text">
      <style:text-properties style:font-name="Calibri" fo:font-family="Calibri" style:font-pitch="variable"/>
    </style:style>
    <style:style style:name="ListLabel_20_400" style:display-name="ListLabel 400" style:family="text">
      <style:text-properties style:font-name="Calibri1" fo:font-family="Calibri" style:font-family-generic="roman" style:font-pitch="variable"/>
    </style:style>
    <style:style style:name="ListLabel_20_401" style:display-name="ListLabel 4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="Calibri" fo:font-family="Calibri" style:font-pitch="variable"/>
    </style:style>
    <style:style style:name="ListLabel_20_403" style:display-name="ListLabel 403" style:family="text">
      <style:text-properties style:font-name="Calibri1" fo:font-family="Calibri" style:font-family-generic="roman" style:font-pitch="variable"/>
    </style:style>
    <style:style style:name="ListLabel_20_404" style:display-name="ListLabel 4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="Calibri" fo:font-family="Calibri" style:font-pitch="variable"/>
    </style:style>
    <style:style style:name="ListLabel_20_406" style:display-name="ListLabel 406" style:family="text">
      <style:text-properties style:font-name="Calibri1" fo:font-family="Calibri" style:font-family-generic="roman" style:font-pitch="variable"/>
    </style:style>
    <style:style style:name="ListLabel_20_407" style:display-name="ListLabel 4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="Calibri" fo:font-family="Calibri" style:font-pitch="variable"/>
    </style:style>
    <style:style style:name="ListLabel_20_409" style:display-name="ListLabel 409" style:family="text">
      <style:text-properties style:font-name="Calibri1" fo:font-family="Calibri" style:font-family-generic="roman" style:font-pitch="variable"/>
    </style:style>
    <style:style style:name="ListLabel_20_410" style:display-name="ListLabel 4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="Calibri" fo:font-family="Calibri" style:font-pitch="variable"/>
    </style:style>
    <style:style style:name="ListLabel_20_412" style:display-name="ListLabel 412" style:family="text">
      <style:text-properties style:font-name="Calibri1" fo:font-family="Calibri" style:font-family-generic="roman" style:font-pitch="variable"/>
    </style:style>
    <style:style style:name="ListLabel_20_413" style:display-name="ListLabel 4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="Calibri" fo:font-family="Calibri" style:font-pitch="variable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Calibri1" fo:font-family="Calibri" style:font-family-generic="roman" style:font-pitch="variable"/>
    </style:style>
    <style:style style:name="ListLabel_20_425" style:display-name="ListLabel 4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="Calibri" fo:font-family="Calibri" style:font-pitch="variable"/>
    </style:style>
    <style:style style:name="ListLabel_20_427" style:display-name="ListLabel 427" style:family="text">
      <style:text-properties style:font-name="Calibri1" fo:font-family="Calibri" style:font-family-generic="roman" style:font-pitch="variable"/>
    </style:style>
    <style:style style:name="ListLabel_20_428" style:display-name="ListLabel 4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="Calibri" fo:font-family="Calibri" style:font-pitch="variable"/>
    </style:style>
    <style:style style:name="ListLabel_20_430" style:display-name="ListLabel 430" style:family="text">
      <style:text-properties style:font-name="Calibri1" fo:font-family="Calibri" style:font-family-generic="roman" style:font-pitch="variable"/>
    </style:style>
    <style:style style:name="ListLabel_20_431" style:display-name="ListLabel 4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="Calibri" fo:font-family="Calibri" style:font-pitch="variable"/>
    </style:style>
    <style:style style:name="ListLabel_20_433" style:display-name="ListLabel 433" style:family="text"/>
    <style:style style:name="ListLabel_20_434" style:display-name="ListLabel 434" style:family="text">
      <style:text-properties fo:color="#0882de" loext:opacity="100%" fo:font-size="8.5pt" style:font-size-asian="8.5pt" style:font-size-complex="8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pitch="fixed"/>
      </text:list-level-style-bullet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pitch="fixed"/>
      </text:list-level-style-bullet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pitch="fixed"/>
      </text:list-level-style-bullet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3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Task %1%.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28in" fo:margin-bottom="0.0693in" style:contextual-spacing="false" fo:line-height="100%"/>
    </style:style>
    <style:style style:name="MP5" style:family="paragraph" style:parent-style-name="Frame_20_contents">
      <style:paragraph-properties fo:margin-left="0.3937in" fo:line-height="100%" fo:text-indent="0.1972in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fo:language="bg" fo:country="BG" style:font-size-asian="9pt" style:font-size-complex="9pt"/>
    </style:style>
    <style:style style:name="MT5" style:family="text">
      <style:text-properties fo:color="#000000" loext:opacity="100%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.0071in" draw:fill="none" loext:fill-use-slide-background="false" draw:textarea-vertical-align="middle" draw:auto-grow-height="false" fo:min-height="0.1811in" fo:min-width="0.539in" fo:padding-top="0in" fo:padding-bottom="0in" fo:padding-left="0.0193in" fo:padding-right="0in" fo:wrap-option="wrap" loext:decorative="false" fo:margin-left="0in" fo:margin-right="0.0047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4957in" fo:min-width="5.6756in" fo:padding-top="0.0472in" fo:padding-bottom="0.0193in" fo:padding-left="0.0193in" fo:padding-right="0.0193in" fo:wrap-option="wrap" loext:decorative="false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984807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6" loext:color-type="theme">
          <loext:transformation loext:type="lummod" loext:value="5000"/>
        </loext:stroke-complex-color>
      </style:graphic-properties>
    </style:style>
    <style:style style:name="Mgr4" style:family="graphic" style:parent-style-name="Frame">
      <style:graphic-properties draw:stroke="none" svg:stroke-width="0.0071in" draw:fill="none" loext:fill-use-slide-background="false" draw:textarea-vertical-align="middle" draw:auto-grow-height="false" fo:min-height="0.2217in" fo:min-width="0.9854in" fo:padding-top="0in" fo:padding-bottom="0in" fo:padding-left="0in" fo:padding-right="0in" fo:wrap-option="wrap" loext:decorative="false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20" draw:name="Text Box 6" draw:style-name="Mgr1" draw:text-style-name="MP3" svg:width="0.5579in" svg:height="0.1807in" svg:x="1.5256in" svg:y="0.3898in"><text:p text:style-name="MP2" loext:marker-style-name="MT1"><text:span text:style-name="MT1">Follow us:</text:span><text:span text:style-name="MT1"/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 Box 16" draw:style-name="Mgr2" draw:text-style-name="MP6" svg:width="5.7142in" svg:height="0.5622in" svg:x="1.5138in" svg:y="0.0972in"><text:p text:style-name="MP4" loext:marker-style-name="MT1"><text:bookmark-start text:name="_Hlk24191091"/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-end text:name="_Hlk24191091"/></text:p><text:p text:style-name="MP5" loext:marker-style-name="MT3"><draw:a xlink:type="simple" xlink:href="https://softuni.org"><draw:frame draw:style-name="Mfr1" draw:name="Picture 3" text:anchor-type="as-char" svg:width="0.1965in" svg:height="0.1965in" draw:z-index="62"><draw:image xlink:href="Pictures/100000010000018E0000018E95CF29BC.png" xlink:type="simple" xlink:show="embed" xlink:actuate="onLoad" draw:mime-type="image/png"/></draw:frame></draw:a><text:span text:style-name="MT4"><text:s text:c="3"/></text:span><draw:a xlink:type="simple" xlink:href="https://softuni.bg"><draw:frame draw:style-name="Mfr1" draw:name="Picture 2" text:anchor-type="as-char" svg:width="0.1965in" svg:height="0.1965in" draw:z-index="69"><draw:image xlink:href="Pictures/100000010000018E0000018ECEC054EB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1" draw:name="Picture 5" text:anchor-type="as-char" svg:width="0.1965in" svg:height="0.1965in" draw:z-index="76"><draw:image xlink:href="Pictures/100000010000009400000094249B40D7.png" xlink:type="simple" xlink:show="embed" xlink:actuate="onLoad" draw:mime-type="image/png"/><svg:title>Software University @ Facebook</svg:title></draw:frame></draw:a><text:span text:style-name="MT3"><text:s text:c="3"/></text:span><draw:a xlink:type="simple" xlink:href="https://www.instagram.com/softuni_org"><draw:frame draw:style-name="Mfr1" draw:name="Picture 20" text:anchor-type="as-char" svg:width="0.1965in" svg:height="0.1965in" draw:z-index="83"><draw:image xlink:href="Pictures/10000001000000B4000000B4795C915D.png" xlink:type="simple" xlink:show="embed" xlink:actuate="onLoad" draw:mime-type="image/png"/></draw:frame></draw:a><text:span text:style-name="MT3"><text:s text:c="3"/></text:span><draw:a xlink:type="simple" xlink:href="https://twitter.com/SoftUni1"><draw:frame draw:style-name="Mfr1" draw:name="Picture 7" text:anchor-type="as-char" svg:width="0.1965in" svg:height="0.1965in" draw:z-index="90"><draw:image xlink:href="Pictures/100000010000009400000094AFB2082F.png" xlink:type="simple" xlink:show="embed" xlink:actuate="onLoad" draw:mime-type="image/png"/><svg:title>Software University @ Twitter</svg:title></draw:frame></draw:a><text:span text:style-name="MT3"><text:s text:c="2"/></text:span><draw:a xlink:type="simple" xlink:href="https://www.youtube.com/channel/UCqvOk8tYzfRS-eDy4vs3UyA"><draw:frame draw:style-name="Mfr1" draw:name="Picture 17" text:anchor-type="as-char" svg:width="0.1965in" svg:height="0.1965in" draw:z-index="97"><draw:image xlink:href="Pictures/100000010000009400000094CE22C7F2.png" xlink:type="simple" xlink:show="embed" xlink:actuate="onLoad" draw:mime-type="image/png"/><svg:title>Software University @ YouTube</svg:title></draw:frame></draw:a><text:span text:style-name="MT3"><text:s text:c="3"/></text:span><draw:a xlink:type="simple" xlink:href="https://www.linkedin.com/company/softuni/"><draw:frame draw:style-name="Mfr2" draw:name="Picture 21" text:anchor-type="as-char" svg:width="0.1965in" svg:height="0.1965in" draw:z-index="104"><draw:image xlink:href="Pictures/10000001000001CC000001CC9D1BA16D.png" xlink:type="simple" xlink:show="embed" xlink:actuate="onLoad" draw:mime-type="image/png"/></draw:frame></draw:a><text:span text:style-name="MT3"><text:s text:c="3"/></text:span><draw:a xlink:type="simple" xlink:href="https://github.com/SoftUni"><draw:frame draw:style-name="Mfr1" draw:name="Picture 22" text:anchor-type="as-char" svg:width="0.1965in" svg:height="0.1965in" draw:z-index="111"><draw:image xlink:href="Pictures/10000001000001A500000197BE15D652.png" xlink:type="simple" xlink:show="embed" xlink:actuate="onLoad" draw:mime-type="image/png"/></draw:frame></draw:a><text:span text:style-name="MT3"><text:s text:c="3"/></text:span><draw:a xlink:type="simple" xlink:href="mailto:info@softuni.org"><draw:frame draw:style-name="Mfr1" draw:name="Picture 23" text:anchor-type="as-char" svg:width="0.1965in" svg:height="0.1965in" draw:z-index="118"><draw:image xlink:href="Pictures/100000010000009400000094A4563486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118in" svg:y="0.1543in" svg:width="1.3701in" svg:height="0.4728in" draw:z-index="55"><draw:image xlink:href="Pictures/10000001000002F40000010675B596E3.png" xlink:type="simple" xlink:show="embed" xlink:actuate="onLoad" draw:mime-type="image/png"/></draw:frame></draw:a><draw:line text:anchor-type="char" draw:z-index="6" draw:name="Straight Connector 19" draw:style-name="Mgr3" draw:text-style-name="MP6" svg:x1="-0.0016in" svg:y1="0.072in" svg:x2="7.2319in" svg:y2="0.0717in"><text:p/></draw:line><draw:custom-shape text:anchor-type="char" draw:z-index="27" draw:name="Text Box 4" draw:style-name="Mgr4" draw:text-style-name="MP3" svg:width="0.985in" svg:height="0.2213in" svg:x="6.1756in" svg:y="0.3744in"><text:p text:style-name="MP7" loext:marker-style-name="MT3"><text:span text:style-name="MT5">Page </text:span><text:span text:style-name="MT5"><text:page-number text:select-page="current">7</text:page-number></text:span><text:span text:style-name="MT5"><text:s/>of </text:span><text:span text:style-name="MT5"><text:page-count>7</text:page-count>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ercises and Homework for the JavaScript Advanced Course at SoftUni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Боряна Димитрова</dc:creator>
    <meta:editing-cycles>22</meta:editing-cycles>
    <meta:print-date>2015-10-26T22:35:00</meta:print-date>
    <meta:creation-date>2019-11-12T12:29:00</meta:creation-date>
    <dc:date>2022-01-05T12:32:00</dc:date>
    <meta:editing-duration>PT9H20M</meta:editing-duration>
    <meta:generator>LibreOffice/24.8.1.2$MacOSX_AARCH64 LibreOffice_project/87fa9aec1a63e70835390b81c40bb8993f1d4ff6</meta:generator>
    <meta:document-statistic meta:table-count="11" meta:image-count="10" meta:object-count="0" meta:page-count="7" meta:paragraph-count="236" meta:word-count="1154" meta:character-count="7950" meta:non-whitespace-character-count="6809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